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885416666666667in"/>
    </style:style>
    <style:style style:name="co3" style:family="table-column">
      <style:table-column-properties fo:break-before="auto" style:column-width="3.2916666666666665in"/>
    </style:style>
    <style:style style:name="co4" style:family="table-column">
      <style:table-column-properties fo:break-before="auto" style:column-width="3.2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Sub-Division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1-64 W &amp; LIGHTFOOT ROAD EXIT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1T00:00:00">
            <text:p>1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IRPOR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DRINKING WHILE OPERATING MOTOR VEHICLE </text:p>
          </table:table-cell>
          <table:table-cell table:style-name="ce21" office:value-type="string">
            <text:p>AIRPORT ROAD &amp; 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AIRPORT ROAD &amp; 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FAIL TO OBEY SIGNS/ BOND SURRENDER/ IMPROP EQUIP </text:p>
          </table:table-cell>
          <table:table-cell table:style-name="ce21" office:value-type="string">
            <text:p>AIRPORT ROAD &amp; 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AIRPORT ROAD &amp; 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AIRPORT ROAD &amp; 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AIRPORT ROAD &amp; 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AIRPORT ROAD &amp; 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FORTY LOOP </text:p>
          </table:table-cell>
          <table:table-cell table:style-name="ce21" office:value-type="string">
            <text:p>SKIMINNO LANDING ESTATES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INVOLUNTARY MANSLAUGHTER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LOW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BARLOW ROAD &amp; SKIMINO ROAD 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RITTANIA DRIVE </text:p>
          </table:table-cell>
          <table:table-cell table:style-name="ce21" office:value-type="string">
            <text:p>QUEENS LAKE ESTATES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ULIFANTS BOULEVARD </text:p>
          </table:table-cell>
          <table:table-cell table:style-name="ce21" office:value-type="string">
            <text:p>INTERNATIONAL CENTER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ULIFANTS BOULEVARD </text:p>
          </table:table-cell>
          <table:table-cell table:style-name="ce21" office:value-type="string">
            <text:p>INTERNATIONAL CENTER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ULIFANTS BOULEVARD </text:p>
          </table:table-cell>
          <table:table-cell table:style-name="ce21" office:value-type="string">
            <text:p>INTERNATIONAL CENTER</text:p>
          </table:table-cell>
        </table:table-row>
        <table:table-row table:style-name="ro2">
          <table:table-cell table:style-name="ce22" office:value-type="date" office:date-value="2005-05-22T00:00:00">
            <text:p>5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PASS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MERON CIRCLE </text:p>
          </table:table-cell>
          <table:table-cell table:style-name="ce21" office:value-type="string">
            <text:p>FAIRFIELD GOVERNERS GREEN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RWELL COURT </text:p>
          </table:table-cell>
          <table:table-cell table:style-name="ce21" office:value-type="string">
            <text:p>BANBURY COURT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HERWELL COURT </text:p>
          </table:table-cell>
          <table:table-cell table:style-name="ce21" office:value-type="string">
            <text:p>BANBURY COURT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ERWELL COURT </text:p>
          </table:table-cell>
          <table:table-cell table:style-name="ce21" office:value-type="string">
            <text:p>BANBURY COURT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ER PATH ROAD 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DEVONSHIRE DRIVE </text:p>
          </table:table-cell>
          <table:table-cell table:style-name="ce21" office:value-type="string">
            <text:p>BANBERRY CROSS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AST ROCHAMBEAU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EAST ROCHAMBEAU &amp; AIRPOR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1T00:00:00">
            <text:p>1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11T00:00:00">
            <text:p>2/11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STEAL OR TAMPER WITH COIN OPERATED EQUIPMENT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EAST ROCHAMBEAU DRIVE </text:p>
          </table:table-cell>
          <table:table-cell table:style-name="ce24" office:value-type="string">
            <text:p>BRUTON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NGLISH GARDEN WAY </text:p>
          </table:table-cell>
          <table:table-cell table:style-name="ce21" office:value-type="string">
            <text:p>LIGHTFOOT PLANTATION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NGLISH GARDEN WAY </text:p>
          </table:table-cell>
          <table:table-cell table:style-name="ce21" office:value-type="string">
            <text:p>LIGHTFOOT PLANTATION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NGLISH GARDEN WAY </text:p>
          </table:table-cell>
          <table:table-cell table:style-name="ce21" office:value-type="string">
            <text:p>LIGHTFOOT PLANTATION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NGLISH GARDEN WAY </text:p>
          </table:table-cell>
          <table:table-cell table:style-name="ce21" office:value-type="string">
            <text:p>LIGHTFOOT PLANTATION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WELL ROAD 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WELL ROAD 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WELL ROAD 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FENTON MILL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UNAUTHORIZED USE OF AUTO </text:p>
          </table:table-cell>
          <table:table-cell table:style-name="ce21" office:value-type="string">
            <text:p>FENTON MILL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NTON MILL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ENTON MILL ROAD &amp; QUAKER MEETING HOUSE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ENTON MILL ROAD &amp; QUAKER MEETING HOUSE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FENTON MILL ROAD &amp; QUAKER MEETING HOUSE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OREST LANE 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EST LANE 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WARD JOHNSON PARKING LOT 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INDIANA LAN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NDIANA LAN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INDIANA LAN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INDIANA LAN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INDIANA LAN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IRON STONE LANE 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GHTFOO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LIGHTFOOT ROAD </text:p>
          </table:table-cell>
          <table:table-cell table:style-name="ce24" office:value-type="string">
            <text:p>BRUTON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NDONDERRY LANE 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DONDERRY LANE 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CON CIRCL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&amp; RT 132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THEFT OR RECEIPT OF STOLEN FIREARM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DRIVING UNDER THE INFLUENCE,ALCOHOL </text:p>
          </table:table-cell>
          <table:table-cell table:style-name="ce21" office:value-type="string">
            <text:p>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&amp; AIRPOR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&amp; AIRPOR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&amp; OLD 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OORETOWN ROAD &amp; OLD MOORETOW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&amp; OLD TAYLOR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9T00:00:00">
            <text:p>1/19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OORETOWN ROAD &amp; RICHMOND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VADA CIRCLE 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WMA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WMA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NEWMAN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OAKTREE ROAD </text:p>
          </table:table-cell>
          <table:table-cell table:style-name="ce21" office:value-type="string">
            <text:p>OAKTREE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ENN DRIVE </text:p>
          </table:table-cell>
          <table:table-cell table:style-name="ce21" office:value-type="string">
            <text:p>OLD QUAKER ESTATES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AKER MEETING HOUSE ROAD </text:p>
          </table:table-cell>
          <table:table-cell table:style-name="ce21" office:value-type="string">
            <text:p>OLD QUAKER ESTATES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QUEENS CREEK ROAD </text:p>
          </table:table-cell>
          <table:table-cell table:style-name="ce21" office:value-type="string">
            <text:p>WILLIAMSBURG EAST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D DIRT ROAD </text:p>
          </table:table-cell>
          <table:table-cell table:style-name="ce21" office:value-type="string">
            <text:p>BRUTON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RICHMOND ROAD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, MILLER MART </text:p>
          </table:table-cell>
          <table:table-cell table:style-name="ce21" office:value-type="string">
            <text:p>WILLIAMSBURG NORTH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TWILIGHT MOTEL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OCHAMBEAU DRIVE 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WAL* MART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WAL* MART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PIERCES BBQ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PIERCES BBQ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PIERCES BBQ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PIERCES BBQ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HAMBEAU DRIVE 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LOWES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WAL* MART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WAL* MART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OCHAMBEAU DRIVE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CHAMBEAU DRIVE </text:p>
          </table:table-cell>
          <table:table-cell table:style-name="ce21" office:value-type="string">
            <text:p>WAL* MART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99 &amp; MERRIMAC TRAIL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SHADY BLUFF POINT 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EPPARD DRIVE 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11-20T00:00:00">
            <text:p>11/20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KIMINO ROAD </text:p>
          </table:table-cell>
        </table:table-row>
        <table:table-row table:style-name="ro2">
          <table:table-cell table:style-name="ce22" office:value-type="date" office:date-value="2005-06-22T00:00:00">
            <text:p>6/22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ICHITA LANE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WICHITA LANE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WICHITA LANE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CHITA LANE 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KINSON DRIVE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SON DRIVE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